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/>
    </style:style>
    <style:style style:name="P2" style:parent-style-name="Normal" style:family="paragraph">
      <style:paragraph-properties fo:text-indent="0.25in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Normal" style:family="paragraph">
      <style:paragraph-properties fo:break-before="page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break-before="page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paragraph-properties fo:text-indent="0.25in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Normal" style:family="paragraph">
      <style:paragraph-properties fo:break-before="page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Normal" style:family="paragraph">
      <style:paragraph-properties fo:break-before="page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Normal" style:family="paragraph">
      <style:paragraph-properties fo:break-before="page">
        <style:tab-stops>
          <style:tab-stop style:type="left" style:position="2.2611in"/>
          <style:tab-stop style:type="left" style:position="3.2416in"/>
        </style:tab-stops>
      </style:paragraph-properties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family="paragraph">
      <style:paragraph-properties fo:text-indent="0.25in"/>
    </style:style>
    <style:style style:name="P32" style:parent-style-name="Normal" style:family="paragraph">
      <style:paragraph-properties fo:break-before="page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Normal" style:family="paragraph">
      <style:paragraph-properties fo:break-before="page" fo:text-indent="0.25in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Normal" style:family="paragraph">
      <style:paragraph-properties fo:break-before="page"/>
    </style:style>
    <style:style style:name="P44" style:parent-style-name="Normal" style:family="paragraph">
      <style:paragraph-properties fo:text-indent="0.25in"/>
    </style:style>
    <style:style style:name="P45" style:parent-style-name="Normal" style:family="paragraph">
      <style:paragraph-properties fo:break-before="page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Normal" style:family="paragraph">
      <style:paragraph-properties fo:break-before="page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text-indent="0.25in"/>
    </style:style>
    <style:style style:name="P53" style:parent-style-name="Normal" style:family="paragraph">
      <style:paragraph-properties fo:break-before="page"/>
    </style:style>
  </office:automatic-styles>
  <office:body>
    <office:text text:use-soft-page-breaks="true">
      <text:h text:style-name="P1" text:outline-level="3"><text:bookmark-start text:name="bookmark0"/>GALENI DE OPTIMA DOCTRINA<text:bookmark-end text:name="bookmark0"/></text:h>
      <text:h text:style-name="Normal" text:outline-level="3">LIBER.</text:h>
      <text:p text:style-name="P2">Cap. 1. Argumentationem in utramque parteni<text:line-break/>optimam esse doctrinam censet Favorinus. Sic autem<text:line-break/>nominant Academici eam, - fecundum quam oppositum<text:line-break/>enunciant, Antiquiores igitur eam in epochen terminati<text:line-break/>autumant, epochen vocantes ,. ac si quis dixerit indesi-<text:line-break/>nitionem,<text:s/><text:span text:style-name="T3">ancep</text:span>s<text:span text:style-name="T4">que judicium,<text:s/></text:span>quod est nulla de re<text:line-break/>determinare, nec certo enunciare. Recentiores autem<text:line-break/>(non enim solus Favoriuusj aliquando eo prom<text:span text:style-name="T5">o</text:span>vent<text:line-break/>epochen, ut ne solem quidem fateantur esse comprehen-<text:line-break/>sibilent: aliquando vero lu tantum cognitionem pr<text:span text:style-name="T6">o</text:span>mo-</text:p>
      <text:soft-page-break/>
      <text:p text:style-name="P7">vent, ut discipulis eam permittant nondum. prius edoctis<text:line-break/>de scientifico judicandi instrumento. Nec enim aliud est,<text:line-break/>qu<text:span text:style-name="T8">o</text:span>d Fav<text:span text:style-name="T9">o</text:span>rinus dixit in libro de constitutione Academica,<text:line-break/>qui Plutarchus inscribitur. . Idem autem dicit in libro ad<text:line-break/>Epictetum, in quo scilicet est onesimus, Plutarchi servus,<text:line-break/>cum Epicteto disputans ; ac certe eo in libro, quem postea<text:line-break/>scripsit, Alcibiadem et caeteros Academicos laudat, disput<text:line-break/>santes quidem luter<text:s/><text:span text:style-name="T10">se<text:s/></text:span>contrariis rationibus , permittentes<text:line-break/>autem discipulis ex his eligere veriores ; fied in hoc qui-<text:line-break/>dem ipsi, dixit, probabile sibi videri,. nihil esse compreben-<text:line-break/>sibila ; in Plutarcho vero concedere videtur , aliquid certo<text:line-break/>posse cognofci; praestat enim sic appellare comprehensi-<text:line-break/>bile, abstinentes a Stoico nomine. Atque ego perTleos mi-<text:line-break/>rabar, quomodo Favorinus assuetus Atticae dictioni singula<text:line-break/>nomina commutare non desinat, dicens neque comprehensi-<text:line-break/>blle, neque comprehensionem, neque comprelieusivam ima-<text:line-break/>gmatiouem ; neque his opposita, ut quae privative dicuntur,</text:p>
      <text:soft-page-break/>
      <text:p text:style-name="P11">incomprehensibilem imaginationem, vel ipsam inc<text:span text:style-name="T12">o</text:span>mp<text:span text:style-name="T13">t</text:span>e-<text:line-break/>henfionem. Ut autem tres libros scripsit, unum ad<text:line-break/>Adrianum, fecundum ad Drufonem, et tertium ad Ari-<text:line-break/>starchum; hos omnes inscripsit de imaginatione compte-<text:line-break/>henfiva, et per omnes hos libros strenue disputat, ec-<text:line-break/>natus demonstrare, non dari comprehensivam imagina-<text:line-break/>tionem.</text:p>
      <text:p text:style-name="P14">Cap. H. Ego vero nihil aliud comprehenfiblle puto<text:line-break/>significare, quam cognoscibile; neque aliud comprehen-<text:line-break/>dere, quam certo cognoscere; similem vero his dici<text:line-break/>compreheusionem et comprehensivam imaginationem.<text:line-break/>Cum enim quaedam putamus vel videre, vel audire, vel<text:line-break/>omnino se<text:span text:style-name="T15">n</text:span>tire, quemadmodum lu somniis et deliriis;<text:line-break/>quaedam vero non arbitramur solum, sied revera vide-<text:line-break/>mus, vel omnino fen<text:span text:style-name="T16">t</text:span>a percipimus: haec quidem poste-<text:line-break/>riora omnes homines , praeter Academicos ac Pyrrhonics,<text:line-break/>ad certam cognitionem venire credunt ; quae vero. per<text:line-break/>romnia, aut quae delirantium fingit animus, falsa esse<text:line-break/>haec omnia. Si autem sic rem fe habere concedant,</text:p>
      <text:soft-page-break/>
      <text:p text:style-name="P17">deleant ea, quae sunt in libris,. in quibus scribunt, neque<text:line-break/>sapientem insano, neque fanum aegro, neque vigilantem<text:line-break/>d<text:span text:style-name="T18">o</text:span>rmiente, side digniorem ad rerum cognitionem esse. Si<text:line-break/>ver<text:span text:style-name="T19">o</text:span><text:s/>nihil magis ipsis, quam c<text:span text:style-name="T20">o</text:span>ntrario modo affectis cogno-<text:line-break/>scibile, confusa sunt certe cognoscendae veritatis instrumen-<text:line-break/>ta; neque ipso praeceptor Academicus, nec ejus discipulus<text:line-break/>poterit judicare de rationibus dictis in utramque partem<text:line-break/>opp<text:span text:style-name="T21">o</text:span>siturum. Praeterea non indigebimus a principio ejus-<text:line-break/>modi praeceptoribus, cum et ipsi possimus scripta, quae<text:line-break/>a sectarum auctoribus fiunt ex opposito divisa, perlegere,<text:line-break/>nec minus quam ipsi Academici dignoscere; et si quid<text:line-break/>ipsarum obscurum sit, id quod apud Cbrysippum, Stor-<text:line-break/>cis praeceptoribus; quod autem apud Theophrastum et<text:line-break/>Arist<text:span text:style-name="T22">o</text:span>telem, ipsis Peripateticis certius nominare liceat;<text:line-break/>et sic de caeleris, ita ut nihil Academicis ad doctrinam<text:line-break/>sit reliquum juxta Favorini rationem. Senioribus enim<text:line-break/>hoc erat praeceptum, nullum esse judicandi instrumen-<text:line-break/>tum h<text:span text:style-name="T23">o</text:span>mini concessum a natura, quo cuncta, compara-</text:p>
      <text:soft-page-break/>
      <text:p text:style-name="P24">tione facta, accurate cognosceret.. Quapropter nihil de<text:line-break/>ulla re volebant affirmare, sed de omnibus semper au-<text:line-break/>ceps ferre judicium. Sed fi nobis concedant, ut decet,<text:line-break/>naturalibus judicandi instrumentis sensum sufficienter in-<text:line-break/>esse , nulla jam nobis opus erit argumentatione lu utram-<text:line-break/>que partem , fed alia quadam repetitione , ut artifices<text:line-break/>non statim artem discipulis praebent, fed aliam arga-<text:line-break/>mentatiouem, a multis dictam calculis computatio-<text:line-break/>nem, hoc est, praeesse ei, qui exercetur, et attendere,<text:line-break/>in quibus hic fallitur, .eaque fota corrigere. . Similiter<text:line-break/>et puerorum . gubernator luctantium errores emendat, et<text:line-break/>grammaticus et rhetor .et geometra et musicus sic docent,<text:line-break/>non labefactantes; neque convellentes, quam discipuli<text:line-break/>.fidem habent de<text:s/><text:span text:style-name="T25">n</text:span>aturalibus instrumentis. judicandi, sed<text:line-break/>ipsis exercendis praefecti, donec singulas actiones edant<text:line-break/>inculpatas; non vero ad epochen adducunt. Ipsi enim<text:line-break/>furit, qui in actionibus cum sensibus dissidentiam afferunt,</text:p>
      <text:soft-page-break/>
      <text:p text:style-name="P26">vel ea contemnunt, quae ab aliquo certo cog<text:span text:style-name="T27">n</text:span>oscuntur.<text:line-break/>Carneades igitur neque id, quod est omnium evidentissi-<text:line-break/>mum , credendum: esse concedit, quod magnitudines uni<text:line-break/>aequales sunt. et aequales inter<text:s/><text:span text:style-name="T28">t</text:span>e. Habemus igitur<text:line-break/>rationes, quibus haec solvere contendit, et alia quam<text:line-break/>plurima eorum,. quae evidenter exsistere tibi apparent<text:line-break/>ac creduntur, adhuc ad id conservatas. Ah ejus enim<text:line-break/>discipulis collectae scriptis mandatae fueru<text:span text:style-name="T29">n</text:span>t; solutiones<text:line-break/>vero neque ab ipsis, nec ab ullo alio Academico-<text:line-break/>rum post eum allatae sunt. Igitur si nihil aliud, saltem<text:line-break/>hoc unum demonstrarit, quod fallaces ejusmodi sint ra-<text:line-break/>tioues, et quaerendam esse nobis harum solutionem; o<text:line-break/>discipuli. .Improbum illud est, nec .tamen minus im-<text:line-break/>probe fecerunt, qui has scripsere rationes, nec, quales<text:line-break/>essent, nobis lltdicaruut.<text:tab/>-<text:tab/><text:span text:style-name="T30">t</text:span></text:p>
      <text:p text:style-name="P31">Cap. HI. Libenter quaererem, si Favorinus adesse t,<text:line-break/>an jubeat omnibus his rationibus assensum me praebere,<text:line-break/>vel considerare , utrum verae sint , vel falsae; . unum</text:p>
      <text:soft-page-break/>
      <text:p text:style-name="P32">enim considera<text:span text:style-name="T33">n</text:span>dum esse concessit. Quaererem autem is<text:line-break/>universum, num a natura singulis hominibus insitum sit<text:line-break/>discerne<text:span text:style-name="T34">r</text:span>e veras rationes a falsis ; -vel sit aliqua ratio at-<text:line-break/>tificiofa ad utrarumque cognitionem. Si enim a natura,<text:line-break/>quidni omnes inter nos consentimus et eadem de iisdem<text:line-break/>rebus p<text:span text:style-name="T35">r</text:span>onunciamus? Si vero sit quaedam methodus, ipfanr<text:line-break/>primo oportuit addiscere , delude - ludo praefectos ip<text:span text:style-name="T36">t</text:span>os<text:line-break/>discipulos vario modo, exemplis quamplurimis exercere;<text:line-break/>ut eos, qui lucta<text:span text:style-name="T37">n</text:span>di artem discunt, vel sutoriam, vel aedi-<text:line-break/>ficatoriam, vel naves compingenda vel rhetoricam, vel le-<text:line-break/>gendi, vel scribe<text:span text:style-name="T38">n</text:span>di, vel alio quotis modo fecundum artem<text:line-break/>operari. Si igitur quispiam Academicus scripserit, quid sit<text:line-break/>demonstratio, quid sophisma; et quomodo oporteat ea<text:line-break/>dignoscere, et quemadmodum circa ea sule deceat exer-<text:line-break/>cere, ut Favorinus permittit judicium discipulis, is<text:line-break/>utramque partem disputantibus ,. nisi cum aliquid super-<text:line-break/>vacaneum fuerit; docuerit Academicus singula, quae dicta<text:line-break/>fura : nos vero habemus singularum praeceptionum d<text:span text:style-name="T39">o</text:span>cte-<text:line-break/>rei. Si vero nullus de ipforum differentia fcripferit,</text:p>
      <text:soft-page-break/>
      <text:p text:style-name="P40">aut exercitationem formaverit, simile quid agit, ac fa-<text:line-break/>ber praecipiens difcipulo, ut metiatur, dirigat, exten-<text:line-break/>dat, ac. circulum describat, nec illi praebet cubitum,<text:line-break/>libram, regulam, aut circinum. Sed nihil fortassis, in-<text:line-break/>quit , in philoscpbia et praeceptis inest simile. Ne igi-<text:line-break/>tur assimulas .te aliquid cognoscere, aut enunciare, aut<text:line-break/>discedere ab allata a veteribus Academicis epoche, nec<text:line-break/>te jactes, dum grammatici opus persicis, qui te exerces<text:line-break/>in iis, quae antiqui dixerunt. Apud ipsius autem nihil<text:line-break/>esse praeclari manifestissimum est animadvertenti. Neque<text:line-break/>enim id proprium praeceptoris est, fed nugacitas quae-<text:line-break/>dam et deliramentum. Unde- igitur fpes veritatis inve-<text:line-break/>mendae relinquitur? Cui enim nullum est veri et falsi<text:line-break/>judicandi instrumentum , ejus est insperata cognitio.<text:line-break/>Aggredere autem stilum foplullas docere, nobis a natura<text:line-break/>nullum insitum esse judicandi instrumentum, ut certe<text:line-break/>postea audacter asseverasti. Nobis. autem fortasse dicit,<text:line-break/><text:span text:style-name="T41">t</text:span>ensum et intellectum certa esse veri judicandi instru-<text:line-break/>menta, quod quis. concederet in logicis volens inani</text:p>
      <text:p text:style-name="Normal"><text:span text:style-name="T42">e</text:span></text:p>
      <text:soft-page-break/>
      <text:p text:style-name="P43">quadam spe volutari. Quicumque autem omnem fpem<text:line-break/>sustulerunt, quemadmodum ipsis, frustra nugantur. Con-<text:line-break/>fpicuus igitur est Favorinus, quem pudet, dum omnia<text:line-break/>subvertit., et fatetur se ignorare, unde orta sint ea,<text:line-break/>quae veteres Academici et Pyrrhouii dixere, simulans<text:line-break/>discipulis fe judicium permittere, quod nec sibi ipsis issi,<text:line-break/>qui ante ipsum fuere, permiserunt.</text:p>
      <text:p text:style-name="P44">Cap. IU Quod vero haec via docendi eos, qui assi<text:line-break/>quid addiscunt, qualem Favorinus intelligit, non sidunt<text:line-break/>inter caeteras non sit optima, sed nec doctrinam esse,<text:line-break/>ab initio abunde demonstratum arbitror. Reliquae vero<text:line-break/>omnes doctrinae quidem sunt; an vero sint optimae,<text:line-break/>videamus , primum ab iisdem rursus incipientes : id enim<text:line-break/>nobis et manifestum apparet, quamvis illud incredibile<text:line-break/>reddere conentur sophistae, nullum videlicet esse natu-<text:line-break/>rale judicandi iusirmnentum. Circinus enim circulum<text:line-break/>describit, cubitus magnitudinem discernit, ut libra, quae<text:line-break/>pondus habent. .Haec autem omnia ipse sibi paravit</text:p>
      <text:soft-page-break/>
      <text:p text:style-name="P45">homo naturalibus organis, et judicandi impulsus instru-<text:line-break/>mentis, ultra quae judicandi instrumentum nec antiquius<text:line-break/>habemus, nec praestantius; hinc igitur oportet auspicari.<text:line-break/>Rarius enim dicit animus, quod nobis possibile est credere,<text:line-break/>vel non credere naturali judicandi instrumento, hoc vero<text:line-break/>neu est possiblle alio instrumento judicare ;- quo enim<text:line-break/>Iudicantur caetera omnia, quomodo et illud ab alio ju-<text:line-break/>dicaretur? vis credere oculis clare videntibus, et linguae<text:line-break/>gustanti, hoc esse pomum ;illudfi cum, vel no<text:span text:style-name="T46">n</text:span><text:s/>credere?<text:line-break/>Concedam quicquid nobiscum volueris facere; si cupias<text:line-break/>mecum disputare: a te vero non credente recedam tam-<text:line-break/>quam affecto praetor naturum. Primo supponatur, te non<text:line-break/>credere, nec quicquam sperare ex me disicere (hoc enim<text:line-break/>nuper abstinui dicere). Supponatur vero, te credere,<text:line-break/>fperare ex me judicium addiscere. Ego vero sensilia<text:line-break/>per ea. quae evidenter a sensibus percipiuntur, intelligi..<text:line-break/>bilis vero per ea, quae intellectu concipiuntur, cresti-<text:line-break/>bilia judico. Cum autem ex naturalibus instrumentis<text:line-break/>judicandi artes omnes constituantur , organa vero et</text:p>
      <text:soft-page-break/>
      <text:p text:style-name="P47">instrumenta judicandi artificialia; per quae alia ipsi sibi<text:line-break/>compo<text:span text:style-name="T48">n</text:span>unt, alia autem ab aliis composita judicant, et<text:line-break/>ego ostendam in universum, organa et. .i<text:span text:style-name="T49">n</text:span>strumenta judi-<text:line-break/>causti, tum ea, quibus parabis veras rationes, cum ea,<text:line-break/>quibus ab aliis allatas judicabis. Totum enim sic fe habet<text:line-break/>Siquid enim ex fe ipfo appareat sensui vel intellectui<text:line-break/>manifeste ; disquisitione non indigebit; at si quid tale non<text:line-break/>exsistat, quae ab alio sumitur, eget cognitione. .figo<text:line-break/>vero me polliceor te docturum quaedam instrumentis,<text:line-break/>.quae ab. arte fiunt, respondentia, quibus quaesitum iuvi-<text:line-break/>alas; alia vero judicandi instrumentis, quibus, quod tibi<text:line-break/>videbitur, inventum fuisse judicabis. Cum autem haec<text:line-break/>didiceris, multis te exemplis. exercebo, .ut celeriter et<text:line-break/>perfecte. invenire possis, et judicare id, quod quaeritur;<text:line-break/>ita ut nullo jam amplius libro indigeas ad inventi<text:span text:style-name="T50">o</text:span>nes:<text:line-break/>veri, nullave alia institutione, et statim dignoscas eos,<text:line-break/>qui dicunt alia ab iis, quae inveneris. . Quemathuodunt<text:line-break/>enim, qur cognoscit rectam riam esse rectam, non indi-</text:p>
      <text:soft-page-break/>
      <text:p text:style-name="P51">get alia doctrina ad redarguendum eos, qui aberrant:<text:line-break/>sic et qui rectam demonstrationis viam didicit, statim<text:line-break/>simul per ipsam cognoscit erroneas.</text:p>
      <text:p text:style-name="P52">Cap. V. Favorinus vero mihi videtur similiter lacere,<text:line-break/>ac si quis diceret, te esse coecum, posse vero indicare, quis<text:line-break/>nostrum sit sordidior, aut candidior, non cogitans, qttod, qui<text:line-break/>talia iudicaturus est , ei prius oporteat inesse visum : atqui<text:line-break/>nihil resert ad judicandum, non omnino visum habere, .aut,<text:line-break/>cum habeas. ei non credere. Eodem quoque modo, quo-<text:line-break/>niatn id, quo judicainus, tale aliquid est, et, quoniam, quae<text:line-break/>eidem sunt aequalia, inter se sunt aequalia. Quemad-<text:line-break/>modum asinis nemo iudicare permittet, quia mente ca-<text:line-break/>rent; ita nec hominibus, si mentem habeant, cui fides<text:line-break/>non possit haberi. Nihil enim dilsert ad judicandum<text:line-break/>doctrinarum incertitudinem , vel nullo modo habere in-<text:line-break/>strumentum judicandi, vel ipsi non credere. Ridiculus<text:line-break/>est igitur favorinus, permittens judicium discipulis, nisi<text:line-break/>concedat fidem ipsis instrumentis judicandi. Si enim ni-<text:line-break/>hil evidens intellectui, quamvis ex se credibile, rerum</text:p>
      <text:soft-page-break/>
      <text:p text:style-name="P53">omnium perit judicium; si autem sit quidem, ut oculus<text:line-break/>in corpore, ita mens in anima, non equidem omnibus<text:line-break/>aeque perspicax, consentaneum est, quemadmodum, qui<text:line-break/>cernit acutius, adducit ad visibile eum, qui videt ob-<text:line-break/>scurius, simili modo in intellectionibus; qui enim cae-<text:line-break/>teris antecellit in evidenti cognitione rei intelligibilis,<text:line-break/>ad ejus contemplationem adducit maxime caecuticu-<text:line-break/>tem, et hic est praeceptor, ut inquit Plato, et ego sa-<text:line-break/>teor, et de his scriptum est a me Iusius in tractatu de<text:line-break/>demonstratione, quoniam talis est quaedam evidens<text:line-break/>doctrina ad intellectionem. Scriptum est autem, quo-<text:line-break/>rnodo quis exorsus in uuaquaque re ab elementis et prin-<text:line-break/>cipiis possit maxime demonstrare, quicquid possibile est<text:line-break/>demonstrari; non ut mirandus ille Favorinus, qui totum<text:line-break/>unum librum scripsit, in quo ostendit, ne selem quidem<text:line-break/>esse comprehensibilem, et quasi cum obliviosis nobiscum<text:line-break/>alibi disputat, conceditque aliquid certo esse cognoscibile.<text:line-break/>et illud discipulis eligere permitt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Microsoft Sans Serif" style:font-name-asian="Microsoft Sans Serif" style:font-name-complex="Microsoft Sans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la" style:language-asian="la" style:language-complex="la" style:text-combine="none" fo:hyphenate="true"/>
    </style:default-style>
    <style:style style:name="Normal" style:display-name="Normal" style:family="paragraph">
      <style:text-properties fo:color="#000000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66CC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2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aleni opera omnia / vol. 1</dc:title>
    <dc:subject/>
    <meta:initial-creator>Galien</meta:initial-creator>
    <dc:creator>cahal taaffe</dc:creator>
    <meta:creation-date>2023-01-02T15:54:00Z</meta:creation-date>
    <dc:date>2023-01-02T15:54:00Z</dc:date>
    <meta:template xlink:href="Normal.dotm" xlink:type="simple"/>
    <meta:editing-cycles>2</meta:editing-cycles>
    <meta:editing-duration>PT60S</meta:editing-duration>
    <meta:document-statistic meta:page-count="13" meta:paragraph-count="25" meta:word-count="1883" meta:character-count="12595" meta:row-count="89" meta:non-whitespace-character-count="10737"/>
  </office:meta>
</office:document-meta>
</file>